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さざなみ明朝" svg:font-family="さざなみ明朝" style:font-family-generic="roman" style:font-pitch="variable"/>
    <style:font-face style:name="Arial" svg:font-family="Arial" style:font-family-generic="swiss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5.232cm"/>
    </style:style>
    <style:style style:name="co4" style:family="table-column">
      <style:table-column-properties fo:break-before="auto" style:column-width="6.6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さざなみ明朝" fo:font-size="22pt" fo:language="en" fo:country="US" fo:font-style="normal" fo:text-shadow="none" style:text-underline-style="none" fo:font-weight="bold" style:text-underline-mode="continuous" style:text-line-through-mode="continuous" style:font-name-asian="VL ゴシック1" style:font-size-asian="10pt" style:language-asian="ja" style:country-asian="JP" style:font-style-asian="normal" style:font-weight-asian="normal" style:font-name-complex="VL ゴシック1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ce3" office:value-type="string">
            <text:p>key</text:p>
          </table:table-cell>
          <table:table-cell table:style-name="ce3" office:value-type="string">
            <text:p>message</text:p>
          </table:table-cell>
          <table:table-cell table:style-name="ce3" office:value-type="string">
            <text:p>tooltip</text:p>
          </table:table-cell>
          <table:table-cell table:style-name="ce5" office:value-type="string">
            <text:p>mnemonic</text:p>
          </table:table-cell>
          <table:table-cell table:style-name="ce3" office:value-type="string">
            <text:p>accKey</text:p>
          </table:table-cell>
          <table:table-cell table:style-name="ce3" office:value-type="string">
            <text:p>accCtrl</text:p>
          </table:table-cell>
          <table:table-cell table:style-name="ce3" office:value-type="string">
            <text:p>accShift</text:p>
          </table:table-cell>
          <table:table-cell table:style-name="ce3" office:value-type="string">
            <text:p>accAlt</text:p>
          </table:table-cell>
          <table:table-cell table:style-name="Default"/>
        </table:table-row>
        <table:table-row table:style-name="ro1">
          <table:table-cell table:style-name="ce1"/>
          <table:table-cell table:number-columns-repeated="8"/>
          <table:table-cell table:style-name="Default"/>
        </table:table-row>
        <table:table-row table:style-name="ro2">
          <table:table-cell table:style-name="ce1" office:value-type="string">
            <text:p>o</text:p>
          </table:table-cell>
          <table:table-cell office:value-type="string">
            <text:p>input_selected_name</text:p>
          </table:table-cell>
          <table:table-cell office:value-type="string">
            <text:p>選択した項目を入力</text:p>
          </table:table-cell>
          <table:table-cell/>
          <table:table-cell office:value-type="string">
            <text:p>I</text:p>
          </table:table-cell>
          <table:table-cell table:number-columns-repeated="4"/>
          <table:table-cell table:formula="of:=&quot;&lt;entry key=&quot;&quot;&quot;&amp;[.B3]&amp;&quot;&quot;&quot;&gt;&quot;&amp;[.C3]&amp;&quot;#|#&quot;&amp;[.D3]&amp;&quot;#|#&quot;&amp;[.E3]&amp;&quot;#|#&quot;&amp;[.F3]&amp;&quot;#|#&quot;&amp;[.G3]&amp;&quot;#|#&quot;&amp;[.H3]&amp;&quot;#|#&quot;&amp;[.I3]&amp;&quot;&lt;/entry&gt;&quot;" office:value-type="string" office:string-value="&lt;entry key=&quot;input_selected_name&quot;&gt;選択した項目を入力#|##|#I#|##|##|##|#&lt;/entry&gt;">
            <text:p>&lt;entry key="input_selected_name"&gt;選択した項目を入力#|##|#I#|##|##|##|#&lt;/entry&gt;</text:p>
          </table:table-cell>
        </table:table-row>
        <table:table-row table:style-name="ro2">
          <table:table-cell table:style-name="ce1"/>
          <table:table-cell office:value-type="string">
            <text:p>copy_as_csv</text:p>
          </table:table-cell>
          <table:table-cell office:value-type="string">
            <text:p>CSVとしてコピー</text:p>
          </table:table-cell>
          <table:table-cell table:number-columns-repeated="6"/>
          <table:table-cell table:formula="of:=&quot;&lt;entry key=&quot;&quot;&quot;&amp;[.B4]&amp;&quot;&quot;&quot;&gt;&quot;&amp;[.C4]&amp;&quot;#|#&quot;&amp;[.D4]&amp;&quot;#|#&quot;&amp;[.E4]&amp;&quot;#|#&quot;&amp;[.F4]&amp;&quot;#|#&quot;&amp;[.G4]&amp;&quot;#|#&quot;&amp;[.H4]&amp;&quot;#|#&quot;&amp;[.I4]&amp;&quot;&lt;/entry&gt;&quot;" office:value-type="string" office:string-value="&lt;entry key=&quot;copy_as_csv&quot;&gt;CSVとしてコピー#|##|##|##|##|##|#&lt;/entry&gt;">
            <text:p>&lt;entry key="copy_as_csv"&gt;CSVとしてコピー#|##|##|##|##|##|#&lt;/entry&gt;</text:p>
          </table:table-cell>
        </table:table-row>
        <table:table-row table:style-name="ro2">
          <table:table-cell table:style-name="ce1"/>
          <table:table-cell office:value-type="string">
            <text:p>copy_as_tsv</text:p>
          </table:table-cell>
          <table:table-cell office:value-type="string">
            <text:p>TSVとしてコピー</text:p>
          </table:table-cell>
          <table:table-cell table:number-columns-repeated="6"/>
          <table:table-cell table:formula="of:=&quot;&lt;entry key=&quot;&quot;&quot;&amp;[.B5]&amp;&quot;&quot;&quot;&gt;&quot;&amp;[.C5]&amp;&quot;#|#&quot;&amp;[.D5]&amp;&quot;#|#&quot;&amp;[.E5]&amp;&quot;#|#&quot;&amp;[.F5]&amp;&quot;#|#&quot;&amp;[.G5]&amp;&quot;#|#&quot;&amp;[.H5]&amp;&quot;#|#&quot;&amp;[.I5]&amp;&quot;&lt;/entry&gt;&quot;" office:value-type="string" office:string-value="&lt;entry key=&quot;copy_as_tsv&quot;&gt;TSVとしてコピー#|##|##|##|##|##|#&lt;/entry&gt;">
            <text:p>&lt;entry key="copy_as_tsv"&gt;TSVとしてコピー#|##|##|##|##|##|#&lt;/entry&gt;</text:p>
          </table:table-cell>
        </table:table-row>
        <table:table-row table:style-name="ro2">
          <table:table-cell table:style-name="ce1"/>
          <table:table-cell office:value-type="string">
            <text:p>copy_as_html</text:p>
          </table:table-cell>
          <table:table-cell office:value-type="string">
            <text:p>HTMLとしてコピー</text:p>
          </table:table-cell>
          <table:table-cell table:number-columns-repeated="6"/>
          <table:table-cell table:formula="of:=&quot;&lt;entry key=&quot;&quot;&quot;&amp;[.B6]&amp;&quot;&quot;&quot;&gt;&quot;&amp;[.C6]&amp;&quot;#|#&quot;&amp;[.D6]&amp;&quot;#|#&quot;&amp;[.E6]&amp;&quot;#|#&quot;&amp;[.F6]&amp;&quot;#|#&quot;&amp;[.G6]&amp;&quot;#|#&quot;&amp;[.H6]&amp;&quot;#|#&quot;&amp;[.I6]&amp;&quot;&lt;/entry&gt;&quot;" office:value-type="string" office:string-value="&lt;entry key=&quot;copy_as_html&quot;&gt;HTMLとしてコピー#|##|##|##|##|##|#&lt;/entry&gt;">
            <text:p>&lt;entry key="copy_as_html"&gt;HTMLとしてコピー#|##|##|##|##|##|#&lt;/entry&gt;</text:p>
          </table:table-cell>
        </table:table-row>
        <table:table-row table:style-name="ro2">
          <table:table-cell table:style-name="ce1"/>
          <table:table-cell office:value-type="string">
            <text:p>copy_as_csv_with_header</text:p>
          </table:table-cell>
          <table:table-cell office:value-type="string">
            <text:p>CSVとしてコピー(ヘッダー含む)</text:p>
          </table:table-cell>
          <table:table-cell table:number-columns-repeated="6"/>
          <table:table-cell table:formula="of:=&quot;&lt;entry key=&quot;&quot;&quot;&amp;[.B7]&amp;&quot;&quot;&quot;&gt;&quot;&amp;[.C7]&amp;&quot;#|#&quot;&amp;[.D7]&amp;&quot;#|#&quot;&amp;[.E7]&amp;&quot;#|#&quot;&amp;[.F7]&amp;&quot;#|#&quot;&amp;[.G7]&amp;&quot;#|#&quot;&amp;[.H7]&amp;&quot;#|#&quot;&amp;[.I7]&amp;&quot;&lt;/entry&gt;&quot;" office:value-type="string" office:string-value="&lt;entry key=&quot;copy_as_csv_with_header&quot;&gt;CSVとしてコピー(ヘッダー含む)#|##|##|##|##|##|#&lt;/entry&gt;">
            <text:p>&lt;entry key="copy_as_csv_with_header"&gt;CSVとしてコピー(ヘッダー含む)#|##|##|##|##|##|#&lt;/entry&gt;</text:p>
          </table:table-cell>
        </table:table-row>
        <table:table-row table:style-name="ro2">
          <table:table-cell table:style-name="ce2"/>
          <table:table-cell office:value-type="string">
            <text:p>copy_as_tsv_with_header</text:p>
          </table:table-cell>
          <table:table-cell office:value-type="string">
            <text:p>TSVとしてコピー(ヘッダー含む)</text:p>
          </table:table-cell>
          <table:table-cell table:number-columns-repeated="6"/>
          <table:table-cell table:formula="of:=&quot;&lt;entry key=&quot;&quot;&quot;&amp;[.B8]&amp;&quot;&quot;&quot;&gt;&quot;&amp;[.C8]&amp;&quot;#|#&quot;&amp;[.D8]&amp;&quot;#|#&quot;&amp;[.E8]&amp;&quot;#|#&quot;&amp;[.F8]&amp;&quot;#|#&quot;&amp;[.G8]&amp;&quot;#|#&quot;&amp;[.H8]&amp;&quot;#|#&quot;&amp;[.I8]&amp;&quot;&lt;/entry&gt;&quot;" office:value-type="string" office:string-value="&lt;entry key=&quot;copy_as_tsv_with_header&quot;&gt;TSVとしてコピー(ヘッダー含む)#|##|##|##|##|##|#&lt;/entry&gt;">
            <text:p>&lt;entry key="copy_as_tsv_with_header"&gt;TSVとしてコピー(ヘッダー含む)#|##|##|##|##|##|#&lt;/entry&gt;</text:p>
          </table:table-cell>
        </table:table-row>
        <table:table-row table:style-name="ro2">
          <table:table-cell table:style-name="ce2"/>
          <table:table-cell office:value-type="string">
            <text:p>copy_as_html_with_header</text:p>
          </table:table-cell>
          <table:table-cell office:value-type="string">
            <text:p>HTMLとしてコピー(ヘッダー含む)</text:p>
          </table:table-cell>
          <table:table-cell table:number-columns-repeated="6"/>
          <table:table-cell table:formula="of:=&quot;&lt;entry key=&quot;&quot;&quot;&amp;[.B9]&amp;&quot;&quot;&quot;&gt;&quot;&amp;[.C9]&amp;&quot;#|#&quot;&amp;[.D9]&amp;&quot;#|#&quot;&amp;[.E9]&amp;&quot;#|#&quot;&amp;[.F9]&amp;&quot;#|#&quot;&amp;[.G9]&amp;&quot;#|#&quot;&amp;[.H9]&amp;&quot;#|#&quot;&amp;[.I9]&amp;&quot;&lt;/entry&gt;&quot;" office:value-type="string" office:string-value="&lt;entry key=&quot;copy_as_html_with_header&quot;&gt;HTMLとしてコピー(ヘッダー含む)#|##|##|##|##|##|#&lt;/entry&gt;">
            <text:p>&lt;entry key="copy_as_html_with_header"&gt;HTMLとしてコピー(ヘッダー含む)#|##|##|##|##|##|#&lt;/entry&gt;</text:p>
          </table:table-cell>
        </table:table-row>
        <table:table-row table:style-name="ro1">
          <table:table-cell table:style-name="ce2"/>
          <table:table-cell table:number-columns-repeated="9"/>
        </table:table-row>
        <table:table-row table:style-name="ro2">
          <table:table-cell table:style-name="ce1"/>
          <table:table-cell office:value-type="string">
            <text:p>file_new</text:p>
          </table:table-cell>
          <table:table-cell office:value-type="string">
            <text:p>新規</text:p>
          </table:table-cell>
          <table:table-cell office:value-type="string">
            <text:p>新しいドキュメントを作成します</text:p>
          </table:table-cell>
          <table:table-cell table:number-columns-repeated="2"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11]&amp;&quot;&quot;&quot;&gt;&quot;&amp;[.C11]&amp;&quot;#|#&quot;&amp;[.D11]&amp;&quot;#|#&quot;&amp;[.E11]&amp;&quot;#|#&quot;&amp;[.F11]&amp;&quot;#|#&quot;&amp;[.G11]&amp;&quot;#|#&quot;&amp;[.H11]&amp;&quot;#|#&quot;&amp;[.I11]&amp;&quot;&lt;/entry&gt;&quot;" office:value-type="string" office:string-value="&lt;entry key=&quot;file_new&quot;&gt;新規#|#新しいドキュメントを作成します#|#N#|#N#|#1#|##|#&lt;/entry&gt;">
            <text:p>&lt;entry key="file_new"&gt;新規#|#新しいドキュメントを作成します#|#N#|#N#|#1#|##|#&lt;/entry&gt;</text:p>
          </table:table-cell>
        </table:table-row>
        <table:table-row table:style-name="ro2">
          <table:table-cell table:style-name="ce1"/>
          <table:table-cell office:value-type="string">
            <text:p>file_open</text:p>
          </table:table-cell>
          <table:table-cell office:value-type="string">
            <text:p>開く</text:p>
          </table:table-cell>
          <table:table-cell office:value-type="string">
            <text:p>ファイルを開きます</text:p>
          </table:table-cell>
          <table:table-cell table:number-columns-repeated="2" office:value-type="string">
            <text:p>O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12]&amp;&quot;&quot;&quot;&gt;&quot;&amp;[.C12]&amp;&quot;#|#&quot;&amp;[.D12]&amp;&quot;#|#&quot;&amp;[.E12]&amp;&quot;#|#&quot;&amp;[.F12]&amp;&quot;#|#&quot;&amp;[.G12]&amp;&quot;#|#&quot;&amp;[.H12]&amp;&quot;#|#&quot;&amp;[.I12]&amp;&quot;&lt;/entry&gt;&quot;" office:value-type="string" office:string-value="&lt;entry key=&quot;file_open&quot;&gt;開く#|#ファイルを開きます#|#O#|#O#|#1#|##|#&lt;/entry&gt;">
            <text:p>&lt;entry key="file_open"&gt;開く#|#ファイルを開きます#|#O#|#O#|#1#|##|#&lt;/entry&gt;</text:p>
          </table:table-cell>
        </table:table-row>
        <table:table-row table:style-name="ro2">
          <table:table-cell table:style-name="ce1"/>
          <table:table-cell office:value-type="string">
            <text:p>file_save</text:p>
          </table:table-cell>
          <table:table-cell office:value-type="string">
            <text:p>保存</text:p>
          </table:table-cell>
          <table:table-cell office:value-type="string">
            <text:p>このファイルを保存します</text:p>
          </table:table-cell>
          <table:table-cell table:number-columns-repeated="2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13]&amp;&quot;&quot;&quot;&gt;&quot;&amp;[.C13]&amp;&quot;#|#&quot;&amp;[.D13]&amp;&quot;#|#&quot;&amp;[.E13]&amp;&quot;#|#&quot;&amp;[.F13]&amp;&quot;#|#&quot;&amp;[.G13]&amp;&quot;#|#&quot;&amp;[.H13]&amp;&quot;#|#&quot;&amp;[.I13]&amp;&quot;&lt;/entry&gt;&quot;" office:value-type="string" office:string-value="&lt;entry key=&quot;file_save&quot;&gt;保存#|#このファイルを保存します#|#S#|#S#|#1#|##|#&lt;/entry&gt;">
            <text:p>&lt;entry key="file_save"&gt;保存#|#このファイルを保存します#|#S#|#S#|#1#|##|#&lt;/entry&gt;</text:p>
          </table:table-cell>
        </table:table-row>
        <table:table-row table:style-name="ro2">
          <table:table-cell table:style-name="ce1"/>
          <table:table-cell office:value-type="string">
            <text:p>file_save_as</text:p>
          </table:table-cell>
          <table:table-cell office:value-type="string">
            <text:p>別名で保存</text:p>
          </table:table-cell>
          <table:table-cell office:value-type="string">
            <text:p>このファイルを別名で保存します</text:p>
          </table:table-cell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&quot;&lt;entry key=&quot;&quot;&quot;&amp;[.B14]&amp;&quot;&quot;&quot;&gt;&quot;&amp;[.C14]&amp;&quot;#|#&quot;&amp;[.D14]&amp;&quot;#|#&quot;&amp;[.E14]&amp;&quot;#|#&quot;&amp;[.F14]&amp;&quot;#|#&quot;&amp;[.G14]&amp;&quot;#|#&quot;&amp;[.H14]&amp;&quot;#|#&quot;&amp;[.I14]&amp;&quot;&lt;/entry&gt;&quot;" office:value-type="string" office:string-value="&lt;entry key=&quot;file_save_as&quot;&gt;別名で保存#|#このファイルを別名で保存します#|##|#S#|#1#|##|#1&lt;/entry&gt;">
            <text:p>&lt;entry key="file_save_as"&gt;別名で保存#|#このファイルを別名で保存します#|##|#S#|#1#|##|#1&lt;/entry&gt;</text:p>
          </table:table-cell>
        </table:table-row>
        <table:table-row table:style-name="ro2">
          <table:table-cell/>
          <table:table-cell office:value-type="string">
            <text:p>file_close</text:p>
          </table:table-cell>
          <table:table-cell office:value-type="string">
            <text:p>閉じる</text:p>
          </table:table-cell>
          <table:table-cell office:value-type="string">
            <text:p>このファイルを閉じます</text:p>
          </table:table-cell>
          <table:table-cell/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15]&amp;&quot;&quot;&quot;&gt;&quot;&amp;[.C15]&amp;&quot;#|#&quot;&amp;[.D15]&amp;&quot;#|#&quot;&amp;[.E15]&amp;&quot;#|#&quot;&amp;[.F15]&amp;&quot;#|#&quot;&amp;[.G15]&amp;&quot;#|#&quot;&amp;[.H15]&amp;&quot;#|#&quot;&amp;[.I15]&amp;&quot;&lt;/entry&gt;&quot;" office:value-type="string" office:string-value="&lt;entry key=&quot;file_close&quot;&gt;閉じる#|#このファイルを閉じます#|##|#W#|#1#|##|#&lt;/entry&gt;">
            <text:p>&lt;entry key="file_close"&gt;閉じる#|#このファイルを閉じます#|##|#W#|#1#|##|#&lt;/entry&gt;</text:p>
          </table:table-cell>
        </table:table-row>
        <table:table-row table:style-name="ro2">
          <table:table-cell/>
          <table:table-cell office:value-type="string">
            <text:p>file_rename</text:p>
          </table:table-cell>
          <table:table-cell office:value-type="string">
            <text:p>名前変更</text:p>
          </table:table-cell>
          <table:table-cell/>
          <table:table-cell office:value-type="string">
            <text:p>R</text:p>
          </table:table-cell>
          <table:table-cell table:number-columns-repeated="4"/>
          <table:table-cell table:formula="of:=&quot;&lt;entry key=&quot;&quot;&quot;&amp;[.B16]&amp;&quot;&quot;&quot;&gt;&quot;&amp;[.C16]&amp;&quot;#|#&quot;&amp;[.D16]&amp;&quot;#|#&quot;&amp;[.E16]&amp;&quot;#|#&quot;&amp;[.F16]&amp;&quot;#|#&quot;&amp;[.G16]&amp;&quot;#|#&quot;&amp;[.H16]&amp;&quot;#|#&quot;&amp;[.I16]&amp;&quot;&lt;/entry&gt;&quot;" office:value-type="string" office:string-value="&lt;entry key=&quot;file_rename&quot;&gt;名前変更#|##|#R#|##|##|##|#&lt;/entry&gt;">
            <text:p>&lt;entry key="file_rename"&gt;名前変更#|##|#R#|##|##|##|#&lt;/entry&gt;</text:p>
          </table:table-cell>
        </table:table-row>
        <table:table-row table:style-name="ro2">
          <table:table-cell/>
          <table:table-cell office:value-type="string">
            <text:p>file_delete</text:p>
          </table:table-cell>
          <table:table-cell office:value-type="string">
            <text:p>削除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f:=&quot;&lt;entry key=&quot;&quot;&quot;&amp;[.B17]&amp;&quot;&quot;&quot;&gt;&quot;&amp;[.C17]&amp;&quot;#|#&quot;&amp;[.D17]&amp;&quot;#|#&quot;&amp;[.E17]&amp;&quot;#|#&quot;&amp;[.F17]&amp;&quot;#|#&quot;&amp;[.G17]&amp;&quot;#|#&quot;&amp;[.H17]&amp;&quot;#|#&quot;&amp;[.I17]&amp;&quot;&lt;/entry&gt;&quot;" office:value-type="string" office:string-value="&lt;entry key=&quot;file_delete&quot;&gt;削除#|##|#D#|##|##|##|#&lt;/entry&gt;">
            <text:p>&lt;entry key="file_delete"&gt;削除#|##|#D#|##|##|##|#&lt;/entry&gt;</text:p>
          </table:table-cell>
        </table:table-row>
        <table:table-row table:style-name="ro2">
          <table:table-cell/>
          <table:table-cell office:value-type="string">
            <text:p>file_create_dir</text:p>
          </table:table-cell>
          <table:table-cell office:value-type="string">
            <text:p>新規ディレクトリ作成</text:p>
          </table:table-cell>
          <table:table-cell/>
          <table:table-cell office:value-type="string">
            <text:p>N</text:p>
          </table:table-cell>
          <table:table-cell table:number-columns-repeated="4"/>
          <table:table-cell table:formula="of:=&quot;&lt;entry key=&quot;&quot;&quot;&amp;[.B18]&amp;&quot;&quot;&quot;&gt;&quot;&amp;[.C18]&amp;&quot;#|#&quot;&amp;[.D18]&amp;&quot;#|#&quot;&amp;[.E18]&amp;&quot;#|#&quot;&amp;[.F18]&amp;&quot;#|#&quot;&amp;[.G18]&amp;&quot;#|#&quot;&amp;[.H18]&amp;&quot;#|#&quot;&amp;[.I18]&amp;&quot;&lt;/entry&gt;&quot;" office:value-type="string" office:string-value="&lt;entry key=&quot;file_create_dir&quot;&gt;新規ディレクトリ作成#|##|#N#|##|##|##|#&lt;/entry&gt;">
            <text:p>&lt;entry key="file_create_dir"&gt;新規ディレクトリ作成#|##|#N#|##|##|##|#&lt;/entry&gt;</text:p>
          </table:table-cell>
        </table:table-row>
        <table:table-row table:style-name="ro2">
          <table:table-cell/>
          <table:table-cell office:value-type="string">
            <text:p>file_create_file</text:p>
          </table:table-cell>
          <table:table-cell office:value-type="string">
            <text:p>新規ファイル作成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f:=&quot;&lt;entry key=&quot;&quot;&quot;&amp;[.B19]&amp;&quot;&quot;&quot;&gt;&quot;&amp;[.C19]&amp;&quot;#|#&quot;&amp;[.D19]&amp;&quot;#|#&quot;&amp;[.E19]&amp;&quot;#|#&quot;&amp;[.F19]&amp;&quot;#|#&quot;&amp;[.G19]&amp;&quot;#|#&quot;&amp;[.H19]&amp;&quot;#|#&quot;&amp;[.I19]&amp;&quot;&lt;/entry&gt;&quot;" office:value-type="string" office:string-value="&lt;entry key=&quot;file_create_file&quot;&gt;新規ファイル作成#|##|#E#|##|##|##|#&lt;/entry&gt;">
            <text:p>&lt;entry key="file_create_file"&gt;新規ファイル作成#|##|#E#|##|##|##|#&lt;/entry&gt;</text:p>
          </table:table-cell>
        </table:table-row>
        <table:table-row table:style-name="ro2">
          <table:table-cell/>
          <table:table-cell office:value-type="string">
            <text:p>reflesh</text:p>
          </table:table-cell>
          <table:table-cell office:value-type="string">
            <text:p>更新</text:p>
          </table:table-cell>
          <table:table-cell/>
          <table:table-cell office:value-type="string">
            <text:p>F</text:p>
          </table:table-cell>
          <table:table-cell table:number-columns-repeated="4"/>
          <table:table-cell table:formula="of:=&quot;&lt;entry key=&quot;&quot;&quot;&amp;[.B20]&amp;&quot;&quot;&quot;&gt;&quot;&amp;[.C20]&amp;&quot;#|#&quot;&amp;[.D20]&amp;&quot;#|#&quot;&amp;[.E20]&amp;&quot;#|#&quot;&amp;[.F20]&amp;&quot;#|#&quot;&amp;[.G20]&amp;&quot;#|#&quot;&amp;[.H20]&amp;&quot;#|#&quot;&amp;[.I20]&amp;&quot;&lt;/entry&gt;&quot;" office:value-type="string" office:string-value="&lt;entry key=&quot;reflesh&quot;&gt;更新#|##|#F#|##|##|##|#&lt;/entry&gt;">
            <text:p>&lt;entry key="reflesh"&gt;更新#|##|#F#|##|##|##|#&lt;/entry&gt;</text:p>
          </table:table-cell>
        </table:table-row>
        <table:table-row table:style-name="ro2">
          <table:table-cell/>
          <table:table-cell office:value-type="string">
            <text:p>run_sql</text:p>
          </table:table-cell>
          <table:table-cell office:value-type="string">
            <text:p>SQL実行</text:p>
          </table:table-cell>
          <table:table-cell office:value-type="string">
            <text:p>SQLを実行します</text:p>
          </table:table-cell>
          <table:table-cell table:number-columns-repeated="2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1]&amp;&quot;&quot;&quot;&gt;&quot;&amp;[.C21]&amp;&quot;#|#&quot;&amp;[.D21]&amp;&quot;#|#&quot;&amp;[.E21]&amp;&quot;#|#&quot;&amp;[.F21]&amp;&quot;#|#&quot;&amp;[.G21]&amp;&quot;#|#&quot;&amp;[.H21]&amp;&quot;#|#&quot;&amp;[.I21]&amp;&quot;&lt;/entry&gt;&quot;" office:value-type="string" office:string-value="&lt;entry key=&quot;run_sql&quot;&gt;SQL実行#|#SQLを実行します#|#R#|#R#|#1#|##|#&lt;/entry&gt;">
            <text:p>&lt;entry key="run_sql"&gt;SQL実行#|#SQLを実行します#|#R#|#R#|#1#|##|#&lt;/entry&gt;</text:p>
          </table:table-cell>
        </table:table-row>
        <table:table-row table:style-name="ro2">
          <table:table-cell table:style-name="ce1"/>
          <table:table-cell office:value-type="string">
            <text:p>next_sql</text:p>
          </table:table-cell>
          <table:table-cell office:value-type="string">
            <text:p>次のSQLを表示</text:p>
          </table:table-cell>
          <table:table-cell table:number-columns-repeated="2"/>
          <table:table-cell office:value-type="string">
            <text:p>PgDn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2]&amp;&quot;&quot;&quot;&gt;&quot;&amp;[.C22]&amp;&quot;#|#&quot;&amp;[.D22]&amp;&quot;#|#&quot;&amp;[.E22]&amp;&quot;#|#&quot;&amp;[.F22]&amp;&quot;#|#&quot;&amp;[.G22]&amp;&quot;#|#&quot;&amp;[.H22]&amp;&quot;#|#&quot;&amp;[.I22]&amp;&quot;&lt;/entry&gt;&quot;" office:value-type="string" office:string-value="&lt;entry key=&quot;next_sql&quot;&gt;次のSQLを表示#|##|##|#PgDn#|#1#|##|#&lt;/entry&gt;">
            <text:p>&lt;entry key="next_sql"&gt;次のSQLを表示#|##|##|#PgDn#|#1#|##|#&lt;/entry&gt;</text:p>
          </table:table-cell>
        </table:table-row>
        <table:table-row table:style-name="ro2">
          <table:table-cell table:style-name="ce1"/>
          <table:table-cell office:value-type="string">
            <text:p>prev_sql</text:p>
          </table:table-cell>
          <table:table-cell office:value-type="string">
            <text:p>前のSQLを表示</text:p>
          </table:table-cell>
          <table:table-cell table:number-columns-repeated="2"/>
          <table:table-cell office:value-type="string">
            <text:p>PgUp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3]&amp;&quot;&quot;&quot;&gt;&quot;&amp;[.C23]&amp;&quot;#|#&quot;&amp;[.D23]&amp;&quot;#|#&quot;&amp;[.E23]&amp;&quot;#|#&quot;&amp;[.F23]&amp;&quot;#|#&quot;&amp;[.G23]&amp;&quot;#|#&quot;&amp;[.H23]&amp;&quot;#|#&quot;&amp;[.I23]&amp;&quot;&lt;/entry&gt;&quot;" office:value-type="string" office:string-value="&lt;entry key=&quot;prev_sql&quot;&gt;前のSQLを表示#|##|##|#PgUp#|#1#|##|#&lt;/entry&gt;">
            <text:p>&lt;entry key="prev_sql"&gt;前のSQLを表示#|##|##|#PgUp#|#1#|##|#&lt;/entry&gt;</text:p>
          </table:table-cell>
        </table:table-row>
        <table:table-row table:style-name="ro2">
          <table:table-cell/>
          <table:table-cell office:value-type="string">
            <text:p>run_script</text:p>
          </table:table-cell>
          <table:table-cell office:value-type="string">
            <text:p>スクリプト実行</text:p>
          </table:table-cell>
          <table:table-cell office:value-type="string">
            <text:p>スクリプトを実行します</text:p>
          </table:table-cell>
          <table:table-cell table:number-columns-repeated="2"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4]&amp;&quot;&quot;&quot;&gt;&quot;&amp;[.C24]&amp;&quot;#|#&quot;&amp;[.D24]&amp;&quot;#|#&quot;&amp;[.E24]&amp;&quot;#|#&quot;&amp;[.F24]&amp;&quot;#|#&quot;&amp;[.G24]&amp;&quot;#|#&quot;&amp;[.H24]&amp;&quot;#|#&quot;&amp;[.I24]&amp;&quot;&lt;/entry&gt;&quot;" office:value-type="string" office:string-value="&lt;entry key=&quot;run_script&quot;&gt;スクリプト実行#|#スクリプトを実行します#|#R#|#R#|#1#|##|#&lt;/entry&gt;">
            <text:p>&lt;entry key="run_script"&gt;スクリプト実行#|#スクリプトを実行します#|#R#|#R#|#1#|##|#&lt;/entry&gt;</text:p>
          </table:table-cell>
        </table:table-row>
        <table:table-row table:style-name="ro2">
          <table:table-cell/>
          <table:table-cell office:value-type="string">
            <text:p>compile_script</text:p>
          </table:table-cell>
          <table:table-cell office:value-type="string">
            <text:p>コンパイル</text:p>
          </table:table-cell>
          <table:table-cell office:value-type="string">
            <text:p>スクリプトをコンパイルします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5]&amp;&quot;&quot;&quot;&gt;&quot;&amp;[.C25]&amp;&quot;#|#&quot;&amp;[.D25]&amp;&quot;#|#&quot;&amp;[.E25]&amp;&quot;#|#&quot;&amp;[.F25]&amp;&quot;#|#&quot;&amp;[.G25]&amp;&quot;#|#&quot;&amp;[.H25]&amp;&quot;#|#&quot;&amp;[.I25]&amp;&quot;&lt;/entry&gt;&quot;" office:value-type="string" office:string-value="&lt;entry key=&quot;compile_script&quot;&gt;コンパイル#|#スクリプトをコンパイルします#|#B#|#B#|#1#|##|#&lt;/entry&gt;">
            <text:p>&lt;entry key="compile_script"&gt;コンパイル#|#スクリプトをコンパイルします#|#B#|#B#|#1#|##|#&lt;/entry&gt;</text:p>
          </table:table-cell>
        </table:table-row>
        <table:table-row table:style-name="ro2">
          <table:table-cell table:style-name="ce2"/>
          <table:table-cell office:value-type="string">
            <text:p>switch_result_panel</text:p>
          </table:table-cell>
          <table:table-cell office:value-type="string">
            <text:p>結果表示切り替え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6]&amp;&quot;&quot;&quot;&gt;&quot;&amp;[.C26]&amp;&quot;#|#&quot;&amp;[.D26]&amp;&quot;#|#&quot;&amp;[.E26]&amp;&quot;#|#&quot;&amp;[.F26]&amp;&quot;#|#&quot;&amp;[.G26]&amp;&quot;#|#&quot;&amp;[.H26]&amp;&quot;#|#&quot;&amp;[.I26]&amp;&quot;&lt;/entry&gt;&quot;" office:value-type="string" office:string-value="&lt;entry key=&quot;switch_result_panel&quot;&gt;結果表示切り替え#|##|##|#T#|#1#|##|#&lt;/entry&gt;">
            <text:p>&lt;entry key="switch_result_panel"&gt;結果表示切り替え#|##|##|#T#|#1#|##|#&lt;/entry&gt;</text:p>
          </table:table-cell>
        </table:table-row>
        <table:table-row table:style-name="ro2">
          <table:table-cell table:style-name="ce2"/>
          <table:table-cell office:value-type="string">
            <text:p>comment_out</text:p>
          </table:table-cell>
          <table:table-cell office:value-type="string">
            <text:p>コメントアウト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7]&amp;&quot;&quot;&quot;&gt;&quot;&amp;[.C27]&amp;&quot;#|#&quot;&amp;[.D27]&amp;&quot;#|#&quot;&amp;[.E27]&amp;&quot;#|#&quot;&amp;[.F27]&amp;&quot;#|#&quot;&amp;[.G27]&amp;&quot;#|#&quot;&amp;[.H27]&amp;&quot;#|#&quot;&amp;[.I27]&amp;&quot;&lt;/entry&gt;&quot;" office:value-type="string" office:string-value="&lt;entry key=&quot;comment_out&quot;&gt;コメントアウト#|##|##|#7#|#1#|##|#&lt;/entry&gt;">
            <text:p>&lt;entry key="comment_out"&gt;コメントアウト#|##|##|#7#|#1#|##|#&lt;/entry&gt;</text:p>
          </table:table-cell>
        </table:table-row>
        <table:table-row table:style-name="ro2">
          <table:table-cell table:style-name="ce1"/>
          <table:table-cell office:value-type="string">
            <text:p>search_replace</text:p>
          </table:table-cell>
          <table:table-cell office:value-type="string">
            <text:p>検索/置換</text:p>
          </table:table-cell>
          <table:table-cell office:value-type="string">
            <text:p>検索と置換を行います</text:p>
          </table:table-cell>
          <table:table-cell table:number-columns-repeated="2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8]&amp;&quot;&quot;&quot;&gt;&quot;&amp;[.C28]&amp;&quot;#|#&quot;&amp;[.D28]&amp;&quot;#|#&quot;&amp;[.E28]&amp;&quot;#|#&quot;&amp;[.F28]&amp;&quot;#|#&quot;&amp;[.G28]&amp;&quot;#|#&quot;&amp;[.H28]&amp;&quot;#|#&quot;&amp;[.I28]&amp;&quot;&lt;/entry&gt;&quot;" office:value-type="string" office:string-value="&lt;entry key=&quot;search_replace&quot;&gt;検索/置換#|#検索と置換を行います#|#F#|#F#|#1#|##|#&lt;/entry&gt;">
            <text:p>&lt;entry key="search_replace"&gt;検索/置換#|#検索と置換を行います#|#F#|#F#|#1#|##|#&lt;/entry&gt;</text:p>
          </table:table-cell>
        </table:table-row>
        <table:table-row table:style-name="ro2">
          <table:table-cell table:style-name="ce1"/>
          <table:table-cell office:value-type="string">
            <text:p>search_next</text:p>
          </table:table-cell>
          <table:table-cell office:value-type="string">
            <text:p>次を検索</text:p>
          </table:table-cell>
          <table:table-cell/>
          <table:table-cell office:value-type="string">
            <text:p>X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29]&amp;&quot;&quot;&quot;&gt;&quot;&amp;[.C29]&amp;&quot;#|#&quot;&amp;[.D29]&amp;&quot;#|#&quot;&amp;[.E29]&amp;&quot;#|#&quot;&amp;[.F29]&amp;&quot;#|#&quot;&amp;[.G29]&amp;&quot;#|#&quot;&amp;[.H29]&amp;&quot;#|#&quot;&amp;[.I29]&amp;&quot;&lt;/entry&gt;&quot;" office:value-type="string" office:string-value="&lt;entry key=&quot;search_next&quot;&gt;次を検索#|##|#X#|#K#|#1#|##|#&lt;/entry&gt;">
            <text:p>&lt;entry key="search_next"&gt;次を検索#|##|#X#|#K#|#1#|##|#&lt;/entry&gt;</text:p>
          </table:table-cell>
        </table:table-row>
        <table:table-row table:style-name="ro2">
          <table:table-cell table:style-name="ce1"/>
          <table:table-cell office:value-type="string">
            <text:p>search_prev</text:p>
          </table:table-cell>
          <table:table-cell office:value-type="string">
            <text:p>前を検索</text:p>
          </table:table-cell>
          <table:table-cell/>
          <table:table-cell office:value-type="string">
            <text:p>V</text:p>
          </table:table-cell>
          <table:table-cell office:value-type="string">
            <text:p>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&quot;&lt;entry key=&quot;&quot;&quot;&amp;[.B30]&amp;&quot;&quot;&quot;&gt;&quot;&amp;[.C30]&amp;&quot;#|#&quot;&amp;[.D30]&amp;&quot;#|#&quot;&amp;[.E30]&amp;&quot;#|#&quot;&amp;[.F30]&amp;&quot;#|#&quot;&amp;[.G30]&amp;&quot;#|#&quot;&amp;[.H30]&amp;&quot;#|#&quot;&amp;[.I30]&amp;&quot;&lt;/entry&gt;&quot;" office:value-type="string" office:string-value="&lt;entry key=&quot;search_prev&quot;&gt;前を検索#|##|#V#|#K#|#1#|#1#|#&lt;/entry&gt;">
            <text:p>&lt;entry key="search_prev"&gt;前を検索#|##|#V#|#K#|#1#|#1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2">
          <table:table-cell table:style-name="ce1"/>
          <table:table-cell office:value-type="string">
            <text:p>transpose</text:p>
          </table:table-cell>
          <table:table-cell office:value-type="string">
            <text:p>行列置換</text:p>
          </table:table-cell>
          <table:table-cell office:value-type="string">
            <text:p>行と列を入れ替えます</text:p>
          </table:table-cell>
          <table:table-cell table:number-columns-repeated="5"/>
          <table:table-cell table:formula="of:=&quot;&lt;entry key=&quot;&quot;&quot;&amp;[.B32]&amp;&quot;&quot;&quot;&gt;&quot;&amp;[.C32]&amp;&quot;#|#&quot;&amp;[.D32]&amp;&quot;#|#&quot;&amp;[.E32]&amp;&quot;#|#&quot;&amp;[.F32]&amp;&quot;#|#&quot;&amp;[.G32]&amp;&quot;#|#&quot;&amp;[.H32]&amp;&quot;#|#&quot;&amp;[.I32]&amp;&quot;&lt;/entry&gt;&quot;" office:value-type="string" office:string-value="&lt;entry key=&quot;transpose&quot;&gt;行列置換#|#行と列を入れ替えます#|##|##|##|##|#&lt;/entry&gt;">
            <text:p>&lt;entry key="transpose"&gt;行列置換#|#行と列を入れ替えます#|##|##|##|#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2">
          <table:table-cell table:style-name="ce1"/>
          <table:table-cell office:value-type="string">
            <text:p>editor_undo</text:p>
          </table:table-cell>
          <table:table-cell office:value-type="string">
            <text:p>元に戻す</text:p>
          </table:table-cell>
          <table:table-cell/>
          <table:table-cell office:value-type="string">
            <text:p>U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34]&amp;&quot;&quot;&quot;&gt;&quot;&amp;[.C34]&amp;&quot;#|#&quot;&amp;[.D34]&amp;&quot;#|#&quot;&amp;[.E34]&amp;&quot;#|#&quot;&amp;[.F34]&amp;&quot;#|#&quot;&amp;[.G34]&amp;&quot;#|#&quot;&amp;[.H34]&amp;&quot;#|#&quot;&amp;[.I34]&amp;&quot;&lt;/entry&gt;&quot;" office:value-type="string" office:string-value="&lt;entry key=&quot;editor_undo&quot;&gt;元に戻す#|##|#U#|#Z#|#1#|##|#&lt;/entry&gt;">
            <text:p>&lt;entry key="editor_undo"&gt;元に戻す#|##|#U#|#Z#|#1#|##|#&lt;/entry&gt;</text:p>
          </table:table-cell>
        </table:table-row>
        <table:table-row table:style-name="ro2">
          <table:table-cell table:style-name="ce1"/>
          <table:table-cell office:value-type="string">
            <text:p>editor_redo</text:p>
          </table:table-cell>
          <table:table-cell office:value-type="string">
            <text:p>やり直す</text:p>
          </table:table-cell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35]&amp;&quot;&quot;&quot;&gt;&quot;&amp;[.C35]&amp;&quot;#|#&quot;&amp;[.D35]&amp;&quot;#|#&quot;&amp;[.E35]&amp;&quot;#|#&quot;&amp;[.F35]&amp;&quot;#|#&quot;&amp;[.G35]&amp;&quot;#|#&quot;&amp;[.H35]&amp;&quot;#|#&quot;&amp;[.I35]&amp;&quot;&lt;/entry&gt;&quot;" office:value-type="string" office:string-value="&lt;entry key=&quot;editor_redo&quot;&gt;やり直す#|##|#R#|#Y#|#1#|##|#&lt;/entry&gt;">
            <text:p>&lt;entry key="editor_redo"&gt;やり直す#|##|#R#|#Y#|#1#|##|#&lt;/entry&gt;</text:p>
          </table:table-cell>
        </table:table-row>
        <table:table-row table:style-name="ro2">
          <table:table-cell table:style-name="ce1"/>
          <table:table-cell office:value-type="string">
            <text:p>editor_cut</text:p>
          </table:table-cell>
          <table:table-cell office:value-type="string">
            <text:p>切り取り</text:p>
          </table:table-cell>
          <table:table-cell/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36]&amp;&quot;&quot;&quot;&gt;&quot;&amp;[.C36]&amp;&quot;#|#&quot;&amp;[.D36]&amp;&quot;#|#&quot;&amp;[.E36]&amp;&quot;#|#&quot;&amp;[.F36]&amp;&quot;#|#&quot;&amp;[.G36]&amp;&quot;#|#&quot;&amp;[.H36]&amp;&quot;#|#&quot;&amp;[.I36]&amp;&quot;&lt;/entry&gt;&quot;" office:value-type="string" office:string-value="&lt;entry key=&quot;editor_cut&quot;&gt;切り取り#|##|#T#|#Z#|#1#|##|#&lt;/entry&gt;">
            <text:p>&lt;entry key="editor_cut"&gt;切り取り#|##|#T#|#Z#|#1#|##|#&lt;/entry&gt;</text:p>
          </table:table-cell>
        </table:table-row>
        <table:table-row table:style-name="ro2">
          <table:table-cell table:style-name="ce1"/>
          <table:table-cell office:value-type="string">
            <text:p>editor_copy</text:p>
          </table:table-cell>
          <table:table-cell office:value-type="string">
            <text:p>コピー</text:p>
          </table:table-cell>
          <table:table-cell/>
          <table:table-cell table:number-columns-repeated="2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37]&amp;&quot;&quot;&quot;&gt;&quot;&amp;[.C37]&amp;&quot;#|#&quot;&amp;[.D37]&amp;&quot;#|#&quot;&amp;[.E37]&amp;&quot;#|#&quot;&amp;[.F37]&amp;&quot;#|#&quot;&amp;[.G37]&amp;&quot;#|#&quot;&amp;[.H37]&amp;&quot;#|#&quot;&amp;[.I37]&amp;&quot;&lt;/entry&gt;&quot;" office:value-type="string" office:string-value="&lt;entry key=&quot;editor_copy&quot;&gt;コピー#|##|#C#|#C#|#1#|##|#&lt;/entry&gt;">
            <text:p>&lt;entry key="editor_copy"&gt;コピー#|##|#C#|#C#|#1#|##|#&lt;/entry&gt;</text:p>
          </table:table-cell>
        </table:table-row>
        <table:table-row table:style-name="ro2">
          <table:table-cell table:style-name="ce1"/>
          <table:table-cell office:value-type="string">
            <text:p>editor_paste</text:p>
          </table:table-cell>
          <table:table-cell office:value-type="string">
            <text:p>貼り付け</text:p>
          </table:table-cell>
          <table:table-cell/>
          <table:table-cell office:value-type="string">
            <text:p>P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38]&amp;&quot;&quot;&quot;&gt;&quot;&amp;[.C38]&amp;&quot;#|#&quot;&amp;[.D38]&amp;&quot;#|#&quot;&amp;[.E38]&amp;&quot;#|#&quot;&amp;[.F38]&amp;&quot;#|#&quot;&amp;[.G38]&amp;&quot;#|#&quot;&amp;[.H38]&amp;&quot;#|#&quot;&amp;[.I38]&amp;&quot;&lt;/entry&gt;&quot;" office:value-type="string" office:string-value="&lt;entry key=&quot;editor_paste&quot;&gt;貼り付け#|##|#P#|#V#|#1#|##|#&lt;/entry&gt;">
            <text:p>&lt;entry key="editor_paste"&gt;貼り付け#|##|#P#|#V#|#1#|##|#&lt;/entry&gt;</text:p>
          </table:table-cell>
        </table:table-row>
        <table:table-row table:style-name="ro2">
          <table:table-cell table:style-name="ce1"/>
          <table:table-cell office:value-type="string">
            <text:p>editor_delete</text:p>
          </table:table-cell>
          <table:table-cell office:value-type="string">
            <text:p>削除</text:p>
          </table:table-cell>
          <table:table-cell/>
          <table:table-cell office:value-type="string">
            <text:p>D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39]&amp;&quot;&quot;&quot;&gt;&quot;&amp;[.C39]&amp;&quot;#|#&quot;&amp;[.D39]&amp;&quot;#|#&quot;&amp;[.E39]&amp;&quot;#|#&quot;&amp;[.F39]&amp;&quot;#|#&quot;&amp;[.G39]&amp;&quot;#|#&quot;&amp;[.H39]&amp;&quot;#|#&quot;&amp;[.I39]&amp;&quot;&lt;/entry&gt;&quot;" office:value-type="string" office:string-value="&lt;entry key=&quot;editor_delete&quot;&gt;削除#|##|#D#|#X#|#1#|##|#&lt;/entry&gt;">
            <text:p>&lt;entry key="editor_delete"&gt;削除#|##|#D#|#X#|#1#|##|#&lt;/entry&gt;</text:p>
          </table:table-cell>
        </table:table-row>
        <table:table-row table:style-name="ro2">
          <table:table-cell table:style-name="ce1"/>
          <table:table-cell office:value-type="string">
            <text:p>editor_select_all</text:p>
          </table:table-cell>
          <table:table-cell office:value-type="string">
            <text:p>全て選択</text:p>
          </table:table-cell>
          <table:table-cell/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&lt;entry key=&quot;&quot;&quot;&amp;[.B40]&amp;&quot;&quot;&quot;&gt;&quot;&amp;[.C40]&amp;&quot;#|#&quot;&amp;[.D40]&amp;&quot;#|#&quot;&amp;[.E40]&amp;&quot;#|#&quot;&amp;[.F40]&amp;&quot;#|#&quot;&amp;[.G40]&amp;&quot;#|#&quot;&amp;[.H40]&amp;&quot;#|#&quot;&amp;[.I40]&amp;&quot;&lt;/entry&gt;&quot;" office:value-type="string" office:string-value="&lt;entry key=&quot;editor_select_all&quot;&gt;全て選択#|##|#A#|#A#|#1#|##|#&lt;/entry&gt;">
            <text:p>&lt;entry key="editor_select_all"&gt;全て選択#|##|#A#|#A#|#1#|#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2">
          <table:table-cell table:style-name="ce1"/>
          <table:table-cell office:value-type="string">
            <text:p>connect</text:p>
          </table:table-cell>
          <table:table-cell office:value-type="string">
            <text:p>接続</text:p>
          </table:table-cell>
          <table:table-cell/>
          <table:table-cell office:value-type="string">
            <text:p>O</text:p>
          </table:table-cell>
          <table:table-cell table:number-columns-repeated="4"/>
          <table:table-cell table:formula="of:=&quot;&lt;entry key=&quot;&quot;&quot;&amp;[.B42]&amp;&quot;&quot;&quot;&gt;&quot;&amp;[.C42]&amp;&quot;#|#&quot;&amp;[.D42]&amp;&quot;#|#&quot;&amp;[.E42]&amp;&quot;#|#&quot;&amp;[.F42]&amp;&quot;#|#&quot;&amp;[.G42]&amp;&quot;#|#&quot;&amp;[.H42]&amp;&quot;#|#&quot;&amp;[.I42]&amp;&quot;&lt;/entry&gt;&quot;" office:value-type="string" office:string-value="&lt;entry key=&quot;connect&quot;&gt;接続#|##|#O#|##|##|##|#&lt;/entry&gt;">
            <text:p>&lt;entry key="connect"&gt;接続#|##|#O#|##|##|##|#&lt;/entry&gt;</text:p>
          </table:table-cell>
        </table:table-row>
        <table:table-row table:style-name="ro1">
          <table:table-cell table:style-name="ce1"/>
          <table:table-cell office:value-type="string">
            <text:p>ok</text:p>
          </table:table-cell>
          <table:table-cell office:value-type="string">
            <text:p>OK</text:p>
          </table:table-cell>
          <table:table-cell/>
          <table:table-cell office:value-type="string">
            <text:p>O</text:p>
          </table:table-cell>
          <table:table-cell table:number-columns-repeated="4"/>
          <table:table-cell table:formula="of:=&quot;&lt;entry key=&quot;&quot;&quot;&amp;[.B43]&amp;&quot;&quot;&quot;&gt;&quot;&amp;[.C43]&amp;&quot;#|#&quot;&amp;[.D43]&amp;&quot;#|#&quot;&amp;[.E43]&amp;&quot;#|#&quot;&amp;[.F43]&amp;&quot;#|#&quot;&amp;[.G43]&amp;&quot;#|#&quot;&amp;[.H43]&amp;&quot;#|#&quot;&amp;[.I43]&amp;&quot;&lt;/entry&gt;&quot;" office:value-type="string" office:string-value="&lt;entry key=&quot;ok&quot;&gt;OK#|##|#O#|##|##|##|#&lt;/entry&gt;">
            <text:p>&lt;entry key="ok"&gt;OK#|##|#O#|##|##|##|#&lt;/entry&gt;</text:p>
          </table:table-cell>
        </table:table-row>
        <table:table-row table:style-name="ro2">
          <table:table-cell table:style-name="ce1"/>
          <table:table-cell office:value-type="string">
            <text:p>cancel</text:p>
          </table:table-cell>
          <table:table-cell office:value-type="string">
            <text:p>キャンセル</text:p>
          </table:table-cell>
          <table:table-cell/>
          <table:table-cell office:value-type="string">
            <text:p>C</text:p>
          </table:table-cell>
          <table:table-cell table:number-columns-repeated="4"/>
          <table:table-cell table:formula="of:=&quot;&lt;entry key=&quot;&quot;&quot;&amp;[.B44]&amp;&quot;&quot;&quot;&gt;&quot;&amp;[.C44]&amp;&quot;#|#&quot;&amp;[.D44]&amp;&quot;#|#&quot;&amp;[.E44]&amp;&quot;#|#&quot;&amp;[.F44]&amp;&quot;#|#&quot;&amp;[.G44]&amp;&quot;#|#&quot;&amp;[.H44]&amp;&quot;#|#&quot;&amp;[.I44]&amp;&quot;&lt;/entry&gt;&quot;" office:value-type="string" office:string-value="&lt;entry key=&quot;cancel&quot;&gt;キャンセル#|##|#C#|##|##|##|#&lt;/entry&gt;">
            <text:p>&lt;entry key="cancel"&gt;キャンセル#|##|#C#|##|##|##|#&lt;/entry&gt;</text:p>
          </table:table-cell>
        </table:table-row>
        <table:table-row table:style-name="ro2">
          <table:table-cell table:style-name="ce1"/>
          <table:table-cell office:value-type="string">
            <text:p>close</text:p>
          </table:table-cell>
          <table:table-cell office:value-type="string">
            <text:p>閉じる</text:p>
          </table:table-cell>
          <table:table-cell/>
          <table:table-cell office:value-type="string">
            <text:p>C</text:p>
          </table:table-cell>
          <table:table-cell table:number-columns-repeated="4"/>
          <table:table-cell table:formula="of:=&quot;&lt;entry key=&quot;&quot;&quot;&amp;[.B45]&amp;&quot;&quot;&quot;&gt;&quot;&amp;[.C45]&amp;&quot;#|#&quot;&amp;[.D45]&amp;&quot;#|#&quot;&amp;[.E45]&amp;&quot;#|#&quot;&amp;[.F45]&amp;&quot;#|#&quot;&amp;[.G45]&amp;&quot;#|#&quot;&amp;[.H45]&amp;&quot;#|#&quot;&amp;[.I45]&amp;&quot;&lt;/entry&gt;&quot;" office:value-type="string" office:string-value="&lt;entry key=&quot;close&quot;&gt;閉じる#|##|#C#|##|##|##|#&lt;/entry&gt;">
            <text:p>&lt;entry key="close"&gt;閉じる#|##|#C#|##|##|##|#&lt;/entry&gt;</text:p>
          </table:table-cell>
        </table:table-row>
        <table:table-row table:style-name="ro2">
          <table:table-cell/>
          <table:table-cell office:value-type="string">
            <text:p>move_up</text:p>
          </table:table-cell>
          <table:table-cell office:value-type="string">
            <text:p>上へ</text:p>
          </table:table-cell>
          <table:table-cell/>
          <table:table-cell office:value-type="string">
            <text:p>U</text:p>
          </table:table-cell>
          <table:table-cell table:number-columns-repeated="4"/>
          <table:table-cell table:formula="of:=&quot;&lt;entry key=&quot;&quot;&quot;&amp;[.B46]&amp;&quot;&quot;&quot;&gt;&quot;&amp;[.C46]&amp;&quot;#|#&quot;&amp;[.D46]&amp;&quot;#|#&quot;&amp;[.E46]&amp;&quot;#|#&quot;&amp;[.F46]&amp;&quot;#|#&quot;&amp;[.G46]&amp;&quot;#|#&quot;&amp;[.H46]&amp;&quot;#|#&quot;&amp;[.I46]&amp;&quot;&lt;/entry&gt;&quot;" office:value-type="string" office:string-value="&lt;entry key=&quot;move_up&quot;&gt;上へ#|##|#U#|##|##|##|#&lt;/entry&gt;">
            <text:p>&lt;entry key="move_up"&gt;上へ#|##|#U#|##|##|##|#&lt;/entry&gt;</text:p>
          </table:table-cell>
        </table:table-row>
        <table:table-row table:style-name="ro2">
          <table:table-cell/>
          <table:table-cell office:value-type="string">
            <text:p>move_down</text:p>
          </table:table-cell>
          <table:table-cell table:style-name="ce4" office:value-type="string">
            <text:p>下へ</text:p>
          </table:table-cell>
          <table:table-cell table:style-name="ce4"/>
          <table:table-cell office:value-type="string">
            <text:p>D</text:p>
          </table:table-cell>
          <table:table-cell table:number-columns-repeated="4"/>
          <table:table-cell table:formula="of:=&quot;&lt;entry key=&quot;&quot;&quot;&amp;[.B47]&amp;&quot;&quot;&quot;&gt;&quot;&amp;[.C47]&amp;&quot;#|#&quot;&amp;[.D47]&amp;&quot;#|#&quot;&amp;[.E47]&amp;&quot;#|#&quot;&amp;[.F47]&amp;&quot;#|#&quot;&amp;[.G47]&amp;&quot;#|#&quot;&amp;[.H47]&amp;&quot;#|#&quot;&amp;[.I47]&amp;&quot;&lt;/entry&gt;&quot;" office:value-type="string" office:string-value="&lt;entry key=&quot;move_down&quot;&gt;下へ#|##|#D#|##|##|##|#&lt;/entry&gt;">
            <text:p>&lt;entry key="move_down"&gt;下へ#|##|#D#|##|##|##|#&lt;/entry&gt;</text:p>
          </table:table-cell>
        </table:table-row>
        <table:table-row table:style-name="ro2">
          <table:table-cell/>
          <table:table-cell office:value-type="string">
            <text:p>new</text:p>
          </table:table-cell>
          <table:table-cell office:value-type="string">
            <text:p>新規</text:p>
          </table:table-cell>
          <table:table-cell/>
          <table:table-cell office:value-type="string">
            <text:p>N</text:p>
          </table:table-cell>
          <table:table-cell table:number-columns-repeated="4"/>
          <table:table-cell table:formula="of:=&quot;&lt;entry key=&quot;&quot;&quot;&amp;[.B48]&amp;&quot;&quot;&quot;&gt;&quot;&amp;[.C48]&amp;&quot;#|#&quot;&amp;[.D48]&amp;&quot;#|#&quot;&amp;[.E48]&amp;&quot;#|#&quot;&amp;[.F48]&amp;&quot;#|#&quot;&amp;[.G48]&amp;&quot;#|#&quot;&amp;[.H48]&amp;&quot;#|#&quot;&amp;[.I48]&amp;&quot;&lt;/entry&gt;&quot;" office:value-type="string" office:string-value="&lt;entry key=&quot;new&quot;&gt;新規#|##|#N#|##|##|##|#&lt;/entry&gt;">
            <text:p>&lt;entry key="new"&gt;新規#|##|#N#|##|##|##|#&lt;/entry&gt;</text:p>
          </table:table-cell>
        </table:table-row>
        <table:table-row table:style-name="ro2">
          <table:table-cell/>
          <table:table-cell office:value-type="string">
            <text:p>edit</text:p>
          </table:table-cell>
          <table:table-cell office:value-type="string">
            <text:p>編集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f:=&quot;&lt;entry key=&quot;&quot;&quot;&amp;[.B49]&amp;&quot;&quot;&quot;&gt;&quot;&amp;[.C49]&amp;&quot;#|#&quot;&amp;[.D49]&amp;&quot;#|#&quot;&amp;[.E49]&amp;&quot;#|#&quot;&amp;[.F49]&amp;&quot;#|#&quot;&amp;[.G49]&amp;&quot;#|#&quot;&amp;[.H49]&amp;&quot;#|#&quot;&amp;[.I49]&amp;&quot;&lt;/entry&gt;&quot;" office:value-type="string" office:string-value="&lt;entry key=&quot;edit&quot;&gt;編集#|##|#E#|##|##|##|#&lt;/entry&gt;">
            <text:p>&lt;entry key="edit"&gt;編集#|##|#E#|##|##|##|#&lt;/entry&gt;</text:p>
          </table:table-cell>
        </table:table-row>
        <table:table-row table:style-name="ro2">
          <table:table-cell/>
          <table:table-cell office:value-type="string">
            <text:p>copy</text:p>
          </table:table-cell>
          <table:table-cell office:value-type="string">
            <text:p>コピー</text:p>
          </table:table-cell>
          <table:table-cell/>
          <table:table-cell office:value-type="string">
            <text:p>P</text:p>
          </table:table-cell>
          <table:table-cell table:number-columns-repeated="4"/>
          <table:table-cell table:formula="of:=&quot;&lt;entry key=&quot;&quot;&quot;&amp;[.B50]&amp;&quot;&quot;&quot;&gt;&quot;&amp;[.C50]&amp;&quot;#|#&quot;&amp;[.D50]&amp;&quot;#|#&quot;&amp;[.E50]&amp;&quot;#|#&quot;&amp;[.F50]&amp;&quot;#|#&quot;&amp;[.G50]&amp;&quot;#|#&quot;&amp;[.H50]&amp;&quot;#|#&quot;&amp;[.I50]&amp;&quot;&lt;/entry&gt;&quot;" office:value-type="string" office:string-value="&lt;entry key=&quot;copy&quot;&gt;コピー#|##|#P#|##|##|##|#&lt;/entry&gt;">
            <text:p>&lt;entry key="copy"&gt;コピー#|##|#P#|##|##|##|#&lt;/entry&gt;</text:p>
          </table:table-cell>
        </table:table-row>
        <table:table-row table:style-name="ro2">
          <table:table-cell/>
          <table:table-cell office:value-type="string">
            <text:p>delete</text:p>
          </table:table-cell>
          <table:table-cell office:value-type="string">
            <text:p>削除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f:=&quot;&lt;entry key=&quot;&quot;&quot;&amp;[.B51]&amp;&quot;&quot;&quot;&gt;&quot;&amp;[.C51]&amp;&quot;#|#&quot;&amp;[.D51]&amp;&quot;#|#&quot;&amp;[.E51]&amp;&quot;#|#&quot;&amp;[.F51]&amp;&quot;#|#&quot;&amp;[.G51]&amp;&quot;#|#&quot;&amp;[.H51]&amp;&quot;#|#&quot;&amp;[.I51]&amp;&quot;&lt;/entry&gt;&quot;" office:value-type="string" office:string-value="&lt;entry key=&quot;delete&quot;&gt;削除#|##|#D#|##|##|##|#&lt;/entry&gt;">
            <text:p>&lt;entry key="delete"&gt;削除#|##|#D#|##|##|##|#&lt;/entry&gt;</text:p>
          </table:table-cell>
        </table:table-row>
        <table:table-row table:style-name="ro2">
          <table:table-cell/>
          <table:table-cell office:value-type="string">
            <text:p>exec_gc</text:p>
          </table:table-cell>
          <table:table-cell office:value-type="string">
            <text:p>ガベージコレクション</text:p>
          </table:table-cell>
          <table:table-cell office:value-type="string">
            <text:p>ガベージコレクションを実行します</text:p>
          </table:table-cell>
          <table:table-cell table:number-columns-repeated="5"/>
          <table:table-cell table:formula="of:=&quot;&lt;entry key=&quot;&quot;&quot;&amp;[.B52]&amp;&quot;&quot;&quot;&gt;&quot;&amp;[.C52]&amp;&quot;#|#&quot;&amp;[.D52]&amp;&quot;#|#&quot;&amp;[.E52]&amp;&quot;#|#&quot;&amp;[.F52]&amp;&quot;#|#&quot;&amp;[.G52]&amp;&quot;#|#&quot;&amp;[.H52]&amp;&quot;#|#&quot;&amp;[.I52]&amp;&quot;&lt;/entry&gt;&quot;" office:value-type="string" office:string-value="&lt;entry key=&quot;exec_gc&quot;&gt;ガベージコレクション#|#ガベージコレクションを実行します#|##|##|##|##|#&lt;/entry&gt;">
            <text:p>&lt;entry key="exec_gc"&gt;ガベージコレクション#|#ガベージコレクションを実行します#|##|##|##|##|#&lt;/entry&gt;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search</text:p>
          </table:table-cell>
          <table:table-cell office:value-type="string">
            <text:p>検索</text:p>
          </table:table-cell>
          <table:table-cell/>
          <table:table-cell office:value-type="string">
            <text:p>N</text:p>
          </table:table-cell>
          <table:table-cell table:number-columns-repeated="4"/>
          <table:table-cell table:formula="of:=&quot;&lt;entry key=&quot;&quot;&quot;&amp;[.B54]&amp;&quot;&quot;&quot;&gt;&quot;&amp;[.C54]&amp;&quot;#|#&quot;&amp;[.D54]&amp;&quot;#|#&quot;&amp;[.E54]&amp;&quot;#|#&quot;&amp;[.F54]&amp;&quot;#|#&quot;&amp;[.G54]&amp;&quot;#|#&quot;&amp;[.H54]&amp;&quot;#|#&quot;&amp;[.I54]&amp;&quot;&lt;/entry&gt;&quot;" office:value-type="string" office:string-value="&lt;entry key=&quot;search&quot;&gt;検索#|##|#N#|##|##|##|#&lt;/entry&gt;">
            <text:p>&lt;entry key="search"&gt;検索#|##|#N#|##|##|##|#&lt;/entry&gt;</text:p>
          </table:table-cell>
        </table:table-row>
        <table:table-row table:style-name="ro2">
          <table:table-cell/>
          <table:table-cell office:value-type="string">
            <text:p>replace_search</text:p>
          </table:table-cell>
          <table:table-cell office:value-type="string">
            <text:p>置換/検索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f:=&quot;&lt;entry key=&quot;&quot;&quot;&amp;[.B55]&amp;&quot;&quot;&quot;&gt;&quot;&amp;[.C55]&amp;&quot;#|#&quot;&amp;[.D55]&amp;&quot;#|#&quot;&amp;[.E55]&amp;&quot;#|#&quot;&amp;[.F55]&amp;&quot;#|#&quot;&amp;[.G55]&amp;&quot;#|#&quot;&amp;[.H55]&amp;&quot;#|#&quot;&amp;[.I55]&amp;&quot;&lt;/entry&gt;&quot;" office:value-type="string" office:string-value="&lt;entry key=&quot;replace_search&quot;&gt;置換/検索#|##|#D#|##|##|##|#&lt;/entry&gt;">
            <text:p>&lt;entry key="replace_search"&gt;置換/検索#|##|#D#|##|##|##|#&lt;/entry&gt;</text:p>
          </table:table-cell>
        </table:table-row>
        <table:table-row table:style-name="ro2">
          <table:table-cell/>
          <table:table-cell office:value-type="string">
            <text:p>replace</text:p>
          </table:table-cell>
          <table:table-cell office:value-type="string">
            <text:p>置換</text:p>
          </table:table-cell>
          <table:table-cell/>
          <table:table-cell office:value-type="string">
            <text:p>R</text:p>
          </table:table-cell>
          <table:table-cell table:number-columns-repeated="4"/>
          <table:table-cell table:formula="of:=&quot;&lt;entry key=&quot;&quot;&quot;&amp;[.B56]&amp;&quot;&quot;&quot;&gt;&quot;&amp;[.C56]&amp;&quot;#|#&quot;&amp;[.D56]&amp;&quot;#|#&quot;&amp;[.E56]&amp;&quot;#|#&quot;&amp;[.F56]&amp;&quot;#|#&quot;&amp;[.G56]&amp;&quot;#|#&quot;&amp;[.H56]&amp;&quot;#|#&quot;&amp;[.I56]&amp;&quot;&lt;/entry&gt;&quot;" office:value-type="string" office:string-value="&lt;entry key=&quot;replace&quot;&gt;置換#|##|#R#|##|##|##|#&lt;/entry&gt;">
            <text:p>&lt;entry key="replace"&gt;置換#|##|#R#|##|##|##|#&lt;/entry&gt;</text:p>
          </table:table-cell>
        </table:table-row>
        <table:table-row table:style-name="ro2">
          <table:table-cell/>
          <table:table-cell office:value-type="string">
            <text:p>replace_all</text:p>
          </table:table-cell>
          <table:table-cell office:value-type="string">
            <text:p>全て置換</text:p>
          </table:table-cell>
          <table:table-cell/>
          <table:table-cell office:value-type="string">
            <text:p>A</text:p>
          </table:table-cell>
          <table:table-cell table:number-columns-repeated="4"/>
          <table:table-cell table:formula="of:=&quot;&lt;entry key=&quot;&quot;&quot;&amp;[.B57]&amp;&quot;&quot;&quot;&gt;&quot;&amp;[.C57]&amp;&quot;#|#&quot;&amp;[.D57]&amp;&quot;#|#&quot;&amp;[.E57]&amp;&quot;#|#&quot;&amp;[.F57]&amp;&quot;#|#&quot;&amp;[.G57]&amp;&quot;#|#&quot;&amp;[.H57]&amp;&quot;#|#&quot;&amp;[.I57]&amp;&quot;&lt;/entry&gt;&quot;" office:value-type="string" office:string-value="&lt;entry key=&quot;replace_all&quot;&gt;全て置換#|##|#A#|##|##|##|#&lt;/entry&gt;">
            <text:p>&lt;entry key="replace_all"&gt;全て置換#|##|#A#|##|##|##|#&lt;/entry&gt;</text:p>
          </table:table-cell>
        </table:table-row>
        <table:table-row table:style-name="ro2">
          <table:table-cell/>
          <table:table-cell office:value-type="string">
            <text:p>downward</text:p>
          </table:table-cell>
          <table:table-cell office:value-type="string">
            <text:p>下へ</text:p>
          </table:table-cell>
          <table:table-cell/>
          <table:table-cell office:value-type="string">
            <text:p>D</text:p>
          </table:table-cell>
          <table:table-cell table:number-columns-repeated="4"/>
          <table:table-cell table:formula="of:=&quot;&lt;entry key=&quot;&quot;&quot;&amp;[.B58]&amp;&quot;&quot;&quot;&gt;&quot;&amp;[.C58]&amp;&quot;#|#&quot;&amp;[.D58]&amp;&quot;#|#&quot;&amp;[.E58]&amp;&quot;#|#&quot;&amp;[.F58]&amp;&quot;#|#&quot;&amp;[.G58]&amp;&quot;#|#&quot;&amp;[.H58]&amp;&quot;#|#&quot;&amp;[.I58]&amp;&quot;&lt;/entry&gt;&quot;" office:value-type="string" office:string-value="&lt;entry key=&quot;downward&quot;&gt;下へ#|##|#D#|##|##|##|#&lt;/entry&gt;">
            <text:p>&lt;entry key="downward"&gt;下へ#|##|#D#|##|##|##|#&lt;/entry&gt;</text:p>
          </table:table-cell>
        </table:table-row>
        <table:table-row table:style-name="ro2">
          <table:table-cell/>
          <table:table-cell office:value-type="string">
            <text:p>upward</text:p>
          </table:table-cell>
          <table:table-cell office:value-type="string">
            <text:p>上へ</text:p>
          </table:table-cell>
          <table:table-cell/>
          <table:table-cell office:value-type="string">
            <text:p>U</text:p>
          </table:table-cell>
          <table:table-cell table:number-columns-repeated="4"/>
          <table:table-cell table:formula="of:=&quot;&lt;entry key=&quot;&quot;&quot;&amp;[.B59]&amp;&quot;&quot;&quot;&gt;&quot;&amp;[.C59]&amp;&quot;#|#&quot;&amp;[.D59]&amp;&quot;#|#&quot;&amp;[.E59]&amp;&quot;#|#&quot;&amp;[.F59]&amp;&quot;#|#&quot;&amp;[.G59]&amp;&quot;#|#&quot;&amp;[.H59]&amp;&quot;#|#&quot;&amp;[.I59]&amp;&quot;&lt;/entry&gt;&quot;" office:value-type="string" office:string-value="&lt;entry key=&quot;upward&quot;&gt;上へ#|##|#U#|##|##|##|#&lt;/entry&gt;">
            <text:p>&lt;entry key="upward"&gt;上へ#|##|#U#|##|##|##|#&lt;/entry&gt;</text:p>
          </table:table-cell>
        </table:table-row>
        <table:table-row table:style-name="ro2">
          <table:table-cell/>
          <table:table-cell office:value-type="string">
            <text:p>sense_case_search</text:p>
          </table:table-cell>
          <table:table-cell office:value-type="string">
            <text:p>大文字と小文字を区別する</text:p>
          </table:table-cell>
          <table:table-cell/>
          <table:table-cell office:value-type="string">
            <text:p>C</text:p>
          </table:table-cell>
          <table:table-cell table:number-columns-repeated="4"/>
          <table:table-cell table:formula="of:=&quot;&lt;entry key=&quot;&quot;&quot;&amp;[.B60]&amp;&quot;&quot;&quot;&gt;&quot;&amp;[.C60]&amp;&quot;#|#&quot;&amp;[.D60]&amp;&quot;#|#&quot;&amp;[.E60]&amp;&quot;#|#&quot;&amp;[.F60]&amp;&quot;#|#&quot;&amp;[.G60]&amp;&quot;#|#&quot;&amp;[.H60]&amp;&quot;#|#&quot;&amp;[.I60]&amp;&quot;&lt;/entry&gt;&quot;" office:value-type="string" office:string-value="&lt;entry key=&quot;sense_case_search&quot;&gt;大文字と小文字を区別する#|##|#C#|##|##|##|#&lt;/entry&gt;">
            <text:p>&lt;entry key="sense_case_search"&gt;大文字と小文字を区別する#|##|#C#|##|##|##|#&lt;/entry&gt;</text:p>
          </table:table-cell>
        </table:table-row>
        <table:table-row table:style-name="ro2">
          <table:table-cell/>
          <table:table-cell office:value-type="string">
            <text:p>loop_search</text:p>
          </table:table-cell>
          <table:table-cell office:value-type="string">
            <text:p>循環検索</text:p>
          </table:table-cell>
          <table:table-cell/>
          <table:table-cell office:value-type="string">
            <text:p>P</text:p>
          </table:table-cell>
          <table:table-cell table:number-columns-repeated="4"/>
          <table:table-cell table:formula="of:=&quot;&lt;entry key=&quot;&quot;&quot;&amp;[.B61]&amp;&quot;&quot;&quot;&gt;&quot;&amp;[.C61]&amp;&quot;#|#&quot;&amp;[.D61]&amp;&quot;#|#&quot;&amp;[.E61]&amp;&quot;#|#&quot;&amp;[.F61]&amp;&quot;#|#&quot;&amp;[.G61]&amp;&quot;#|#&quot;&amp;[.H61]&amp;&quot;#|#&quot;&amp;[.I61]&amp;&quot;&lt;/entry&gt;&quot;" office:value-type="string" office:string-value="&lt;entry key=&quot;loop_search&quot;&gt;循環検索#|##|#P#|##|##|##|#&lt;/entry&gt;">
            <text:p>&lt;entry key="loop_search"&gt;循環検索#|##|#P#|##|##|##|#&lt;/entry&gt;</text:p>
          </table:table-cell>
        </table:table-row>
        <table:table-row table:style-name="ro2">
          <table:table-cell/>
          <table:table-cell office:value-type="string">
            <text:p>word_unit_search</text:p>
          </table:table-cell>
          <table:table-cell office:value-type="string">
            <text:p>単語単位</text:p>
          </table:table-cell>
          <table:table-cell/>
          <table:table-cell office:value-type="string">
            <text:p>W</text:p>
          </table:table-cell>
          <table:table-cell table:number-columns-repeated="4"/>
          <table:table-cell table:formula="of:=&quot;&lt;entry key=&quot;&quot;&quot;&amp;[.B62]&amp;&quot;&quot;&quot;&gt;&quot;&amp;[.C62]&amp;&quot;#|#&quot;&amp;[.D62]&amp;&quot;#|#&quot;&amp;[.E62]&amp;&quot;#|#&quot;&amp;[.F62]&amp;&quot;#|#&quot;&amp;[.G62]&amp;&quot;#|#&quot;&amp;[.H62]&amp;&quot;#|#&quot;&amp;[.I62]&amp;&quot;&lt;/entry&gt;&quot;" office:value-type="string" office:string-value="&lt;entry key=&quot;word_unit_search&quot;&gt;単語単位#|##|#W#|##|##|##|#&lt;/entry&gt;">
            <text:p>&lt;entry key="word_unit_search"&gt;単語単位#|##|#W#|##|##|##|#&lt;/entry&gt;</text:p>
          </table:table-cell>
        </table:table-row>
        <table:table-row table:style-name="ro2">
          <table:table-cell/>
          <table:table-cell office:value-type="string">
            <text:p>regex_search</text:p>
          </table:table-cell>
          <table:table-cell office:value-type="string">
            <text:p>正規表現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formula="of:=&quot;&lt;entry key=&quot;&quot;&quot;&amp;[.B63]&amp;&quot;&quot;&quot;&gt;&quot;&amp;[.C63]&amp;&quot;#|#&quot;&amp;[.D63]&amp;&quot;#|#&quot;&amp;[.E63]&amp;&quot;#|#&quot;&amp;[.F63]&amp;&quot;#|#&quot;&amp;[.G63]&amp;&quot;#|#&quot;&amp;[.H63]&amp;&quot;#|#&quot;&amp;[.I63]&amp;&quot;&lt;/entry&gt;&quot;" office:value-type="string" office:string-value="&lt;entry key=&quot;regex_search&quot;&gt;正規表現#|##|#X#|##|##|##|#&lt;/entry&gt;">
            <text:p>&lt;entry key="regex_search"&gt;正規表現#|##|#X#|##|##|##|#&lt;/entry&gt;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menu_file</text:p>
          </table:table-cell>
          <table:table-cell office:value-type="string">
            <text:p>ファイル</text:p>
          </table:table-cell>
          <table:table-cell/>
          <table:table-cell office:value-type="string">
            <text:p>F</text:p>
          </table:table-cell>
          <table:table-cell table:number-columns-repeated="4"/>
          <table:table-cell table:formula="of:=&quot;&lt;entry key=&quot;&quot;&quot;&amp;[.B65]&amp;&quot;&quot;&quot;&gt;&quot;&amp;[.C65]&amp;&quot;#|#&quot;&amp;[.D65]&amp;&quot;#|#&quot;&amp;[.E65]&amp;&quot;#|#&quot;&amp;[.F65]&amp;&quot;#|#&quot;&amp;[.G65]&amp;&quot;#|#&quot;&amp;[.H65]&amp;&quot;#|#&quot;&amp;[.I65]&amp;&quot;&lt;/entry&gt;&quot;" office:value-type="string" office:string-value="&lt;entry key=&quot;menu_file&quot;&gt;ファイル#|##|#F#|##|##|##|#&lt;/entry&gt;">
            <text:p>&lt;entry key="menu_file"&gt;ファイル#|##|#F#|##|##|##|#&lt;/entry&gt;</text:p>
          </table:table-cell>
        </table:table-row>
        <table:table-row table:style-name="ro2">
          <table:table-cell/>
          <table:table-cell office:value-type="string">
            <text:p>menu_edit</text:p>
          </table:table-cell>
          <table:table-cell office:value-type="string">
            <text:p>編集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f:=&quot;&lt;entry key=&quot;&quot;&quot;&amp;[.B66]&amp;&quot;&quot;&quot;&gt;&quot;&amp;[.C66]&amp;&quot;#|#&quot;&amp;[.D66]&amp;&quot;#|#&quot;&amp;[.E66]&amp;&quot;#|#&quot;&amp;[.F66]&amp;&quot;#|#&quot;&amp;[.G66]&amp;&quot;#|#&quot;&amp;[.H66]&amp;&quot;#|#&quot;&amp;[.I66]&amp;&quot;&lt;/entry&gt;&quot;" office:value-type="string" office:string-value="&lt;entry key=&quot;menu_edit&quot;&gt;編集#|##|#E#|##|##|##|#&lt;/entry&gt;">
            <text:p>&lt;entry key="menu_edit"&gt;編集#|##|#E#|##|##|##|#&lt;/entry&gt;</text:p>
          </table:table-cell>
        </table:table-row>
        <table:table-row table:style-name="ro2">
          <table:table-cell/>
          <table:table-cell office:value-type="string">
            <text:p>menu_show_log_list</text:p>
          </table:table-cell>
          <table:table-cell office:value-type="string">
            <text:p>ログ一覧表示</text:p>
          </table:table-cell>
          <table:table-cell table:number-columns-repeated="6"/>
          <table:table-cell table:formula="of:=&quot;&lt;entry key=&quot;&quot;&quot;&amp;[.B67]&amp;&quot;&quot;&quot;&gt;&quot;&amp;[.C67]&amp;&quot;#|#&quot;&amp;[.D67]&amp;&quot;#|#&quot;&amp;[.E67]&amp;&quot;#|#&quot;&amp;[.F67]&amp;&quot;#|#&quot;&amp;[.G67]&amp;&quot;#|#&quot;&amp;[.H67]&amp;&quot;#|#&quot;&amp;[.I67]&amp;&quot;&lt;/entry&gt;&quot;" office:value-type="string" office:string-value="&lt;entry key=&quot;menu_show_log_list&quot;&gt;ログ一覧表示#|##|##|##|##|##|#&lt;/entry&gt;">
            <text:p>&lt;entry key="menu_show_log_list"&gt;ログ一覧表示#|##|##|##|##|##|#&lt;/entry&gt;</text:p>
          </table:table-cell>
        </table:table-row>
        <table:table-row table:style-name="ro2">
          <table:table-cell/>
          <table:table-cell office:value-type="string">
            <text:p>menu_help</text:p>
          </table:table-cell>
          <table:table-cell office:value-type="string">
            <text:p>ヘルプ</text:p>
          </table:table-cell>
          <table:table-cell/>
          <table:table-cell office:value-type="string">
            <text:p>H</text:p>
          </table:table-cell>
          <table:table-cell table:number-columns-repeated="4"/>
          <table:table-cell table:formula="of:=&quot;&lt;entry key=&quot;&quot;&quot;&amp;[.B68]&amp;&quot;&quot;&quot;&gt;&quot;&amp;[.C68]&amp;&quot;#|#&quot;&amp;[.D68]&amp;&quot;#|#&quot;&amp;[.E68]&amp;&quot;#|#&quot;&amp;[.F68]&amp;&quot;#|#&quot;&amp;[.G68]&amp;&quot;#|#&quot;&amp;[.H68]&amp;&quot;#|#&quot;&amp;[.I68]&amp;&quot;&lt;/entry&gt;&quot;" office:value-type="string" office:string-value="&lt;entry key=&quot;menu_help&quot;&gt;ヘルプ#|##|#H#|##|##|##|#&lt;/entry&gt;">
            <text:p>&lt;entry key="menu_help"&gt;ヘルプ#|##|#H#|##|##|##|#&lt;/entry&gt;</text:p>
          </table:table-cell>
        </table:table-row>
        <table:table-row table:style-name="ro1">
          <table:table-cell/>
          <table:table-cell office:value-type="string">
            <text:p>menu_sql</text:p>
          </table:table-cell>
          <table:table-cell office:value-type="string">
            <text:p>SQL</text:p>
          </table:table-cell>
          <table:table-cell/>
          <table:table-cell office:value-type="string">
            <text:p>S</text:p>
          </table:table-cell>
          <table:table-cell table:number-columns-repeated="4"/>
          <table:table-cell table:formula="of:=&quot;&lt;entry key=&quot;&quot;&quot;&amp;[.B69]&amp;&quot;&quot;&quot;&gt;&quot;&amp;[.C69]&amp;&quot;#|#&quot;&amp;[.D69]&amp;&quot;#|#&quot;&amp;[.E69]&amp;&quot;#|#&quot;&amp;[.F69]&amp;&quot;#|#&quot;&amp;[.G69]&amp;&quot;#|#&quot;&amp;[.H69]&amp;&quot;#|#&quot;&amp;[.I69]&amp;&quot;&lt;/entry&gt;&quot;" office:value-type="string" office:string-value="&lt;entry key=&quot;menu_sql&quot;&gt;SQL#|##|#S#|##|##|##|#&lt;/entry&gt;">
            <text:p>&lt;entry key="menu_sql"&gt;SQL#|##|#S#|##|##|##|#&lt;/entry&gt;</text:p>
          </table:table-cell>
        </table:table-row>
        <table:table-row table:style-name="ro1">
          <table:table-cell/>
          <table:table-cell office:value-type="string">
            <text:p>menu_script</text:p>
          </table:table-cell>
          <table:table-cell office:value-type="string">
            <text:p>Script</text:p>
          </table:table-cell>
          <table:table-cell/>
          <table:table-cell office:value-type="string">
            <text:p>S</text:p>
          </table:table-cell>
          <table:table-cell table:number-columns-repeated="4"/>
          <table:table-cell table:formula="of:=&quot;&lt;entry key=&quot;&quot;&quot;&amp;[.B70]&amp;&quot;&quot;&quot;&gt;&quot;&amp;[.C70]&amp;&quot;#|#&quot;&amp;[.D70]&amp;&quot;#|#&quot;&amp;[.E70]&amp;&quot;#|#&quot;&amp;[.F70]&amp;&quot;#|#&quot;&amp;[.G70]&amp;&quot;#|#&quot;&amp;[.H70]&amp;&quot;#|#&quot;&amp;[.I70]&amp;&quot;&lt;/entry&gt;&quot;" office:value-type="string" office:string-value="&lt;entry key=&quot;menu_script&quot;&gt;Script#|##|#S#|##|##|##|#&lt;/entry&gt;">
            <text:p>&lt;entry key="menu_script"&gt;Script#|##|#S#|##|##|##|#&lt;/entry&gt;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menu_import_config</text:p>
          </table:table-cell>
          <table:table-cell office:value-type="string">
            <text:p>設定のインポート</text:p>
          </table:table-cell>
          <table:table-cell/>
          <table:table-cell office:value-type="string">
            <text:p>I</text:p>
          </table:table-cell>
          <table:table-cell table:number-columns-repeated="4"/>
          <table:table-cell table:formula="of:=&quot;&lt;entry key=&quot;&quot;&quot;&amp;[.B72]&amp;&quot;&quot;&quot;&gt;&quot;&amp;[.C72]&amp;&quot;#|#&quot;&amp;[.D72]&amp;&quot;#|#&quot;&amp;[.E72]&amp;&quot;#|#&quot;&amp;[.F72]&amp;&quot;#|#&quot;&amp;[.G72]&amp;&quot;#|#&quot;&amp;[.H72]&amp;&quot;#|#&quot;&amp;[.I72]&amp;&quot;&lt;/entry&gt;&quot;" office:value-type="string" office:string-value="&lt;entry key=&quot;menu_import_config&quot;&gt;設定のインポート#|##|#I#|##|##|##|#&lt;/entry&gt;">
            <text:p>&lt;entry key="menu_import_config"&gt;設定のインポート#|##|#I#|##|##|##|#&lt;/entry&gt;</text:p>
          </table:table-cell>
        </table:table-row>
        <table:table-row table:style-name="ro2">
          <table:table-cell/>
          <table:table-cell office:value-type="string">
            <text:p>menu_export_config</text:p>
          </table:table-cell>
          <table:table-cell office:value-type="string">
            <text:p>設定のエクスポート</text:p>
          </table:table-cell>
          <table:table-cell/>
          <table:table-cell office:value-type="string">
            <text:p>E</text:p>
          </table:table-cell>
          <table:table-cell table:number-columns-repeated="4"/>
          <table:table-cell table:formula="of:=&quot;&lt;entry key=&quot;&quot;&quot;&amp;[.B73]&amp;&quot;&quot;&quot;&gt;&quot;&amp;[.C73]&amp;&quot;#|#&quot;&amp;[.D73]&amp;&quot;#|#&quot;&amp;[.E73]&amp;&quot;#|#&quot;&amp;[.F73]&amp;&quot;#|#&quot;&amp;[.G73]&amp;&quot;#|#&quot;&amp;[.H73]&amp;&quot;#|#&quot;&amp;[.I73]&amp;&quot;&lt;/entry&gt;&quot;" office:value-type="string" office:string-value="&lt;entry key=&quot;menu_export_config&quot;&gt;設定のエクスポート#|##|#E#|##|##|##|#&lt;/entry&gt;">
            <text:p>&lt;entry key="menu_export_config"&gt;設定のエクスポート#|##|#E#|##|##|##|#&lt;/entry&gt;</text:p>
          </table:table-cell>
        </table:table-row>
        <table:table-row table:style-name="ro2">
          <table:table-cell/>
          <table:table-cell office:value-type="string">
            <text:p>menu_exit</text:p>
          </table:table-cell>
          <table:table-cell office:value-type="string">
            <text:p>終了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formula="of:=&quot;&lt;entry key=&quot;&quot;&quot;&amp;[.B74]&amp;&quot;&quot;&quot;&gt;&quot;&amp;[.C74]&amp;&quot;#|#&quot;&amp;[.D74]&amp;&quot;#|#&quot;&amp;[.E74]&amp;&quot;#|#&quot;&amp;[.F74]&amp;&quot;#|#&quot;&amp;[.G74]&amp;&quot;#|#&quot;&amp;[.H74]&amp;&quot;#|#&quot;&amp;[.I74]&amp;&quot;&lt;/entry&gt;&quot;" office:value-type="string" office:string-value="&lt;entry key=&quot;menu_exit&quot;&gt;終了#|##|#X#|##|##|##|#&lt;/entry&gt;">
            <text:p>&lt;entry key="menu_exit"&gt;終了#|##|#X#|##|##|##|#&lt;/entry&gt;</text:p>
          </table:table-cell>
        </table:table-row>
        <table:table-row table:style-name="ro2">
          <table:table-cell/>
          <table:table-cell office:value-type="string">
            <text:p>menu_config</text:p>
          </table:table-cell>
          <table:table-cell office:value-type="string">
            <text:p>設定</text:p>
          </table:table-cell>
          <table:table-cell/>
          <table:table-cell office:value-type="string">
            <text:p>P</text:p>
          </table:table-cell>
          <table:table-cell table:number-columns-repeated="4"/>
          <table:table-cell table:formula="of:=&quot;&lt;entry key=&quot;&quot;&quot;&amp;[.B75]&amp;&quot;&quot;&quot;&gt;&quot;&amp;[.C75]&amp;&quot;#|#&quot;&amp;[.D75]&amp;&quot;#|#&quot;&amp;[.E75]&amp;&quot;#|#&quot;&amp;[.F75]&amp;&quot;#|#&quot;&amp;[.G75]&amp;&quot;#|#&quot;&amp;[.H75]&amp;&quot;#|#&quot;&amp;[.I75]&amp;&quot;&lt;/entry&gt;&quot;" office:value-type="string" office:string-value="&lt;entry key=&quot;menu_config&quot;&gt;設定#|##|#P#|##|##|##|#&lt;/entry&gt;">
            <text:p>&lt;entry key="menu_config"&gt;設定#|##|#P#|##|##|##|#&lt;/entry&gt;</text:p>
          </table:table-cell>
        </table:table-row>
        <table:table-row table:style-name="ro2">
          <table:table-cell/>
          <table:table-cell office:value-type="string">
            <text:p>menu_readme</text:p>
          </table:table-cell>
          <table:table-cell office:value-type="string">
            <text:p>操作方法</text:p>
          </table:table-cell>
          <table:table-cell/>
          <table:table-cell office:value-type="string">
            <text:p>R</text:p>
          </table:table-cell>
          <table:table-cell table:number-columns-repeated="4"/>
          <table:table-cell table:formula="of:=&quot;&lt;entry key=&quot;&quot;&quot;&amp;[.B76]&amp;&quot;&quot;&quot;&gt;&quot;&amp;[.C76]&amp;&quot;#|#&quot;&amp;[.D76]&amp;&quot;#|#&quot;&amp;[.E76]&amp;&quot;#|#&quot;&amp;[.F76]&amp;&quot;#|#&quot;&amp;[.G76]&amp;&quot;#|#&quot;&amp;[.H76]&amp;&quot;#|#&quot;&amp;[.I76]&amp;&quot;&lt;/entry&gt;&quot;" office:value-type="string" office:string-value="&lt;entry key=&quot;menu_readme&quot;&gt;操作方法#|##|#R#|##|##|##|#&lt;/entry&gt;">
            <text:p>&lt;entry key="menu_readme"&gt;操作方法#|##|#R#|##|##|##|#&lt;/entry&gt;</text:p>
          </table:table-cell>
        </table:table-row>
        <table:table-row table:style-name="ro2">
          <table:table-cell/>
          <table:table-cell office:value-type="string">
            <text:p>menu_about</text:p>
          </table:table-cell>
          <table:table-cell office:value-type="string">
            <text:p>情報</text:p>
          </table:table-cell>
          <table:table-cell/>
          <table:table-cell office:value-type="string">
            <text:p>A</text:p>
          </table:table-cell>
          <table:table-cell table:number-columns-repeated="4"/>
          <table:table-cell table:formula="of:=&quot;&lt;entry key=&quot;&quot;&quot;&amp;[.B77]&amp;&quot;&quot;&quot;&gt;&quot;&amp;[.C77]&amp;&quot;#|#&quot;&amp;[.D77]&amp;&quot;#|#&quot;&amp;[.E77]&amp;&quot;#|#&quot;&amp;[.F77]&amp;&quot;#|#&quot;&amp;[.G77]&amp;&quot;#|#&quot;&amp;[.H77]&amp;&quot;#|#&quot;&amp;[.I77]&amp;&quot;&lt;/entry&gt;&quot;" office:value-type="string" office:string-value="&lt;entry key=&quot;menu_about&quot;&gt;情報#|##|#A#|##|##|##|#&lt;/entry&gt;">
            <text:p>&lt;entry key="menu_about"&gt;情報#|##|#A#|##|##|##|#&lt;/entry&gt;</text:p>
          </table:table-cell>
        </table:table-row>
        <table:table-row table:style-name="ro2">
          <table:table-cell/>
          <table:table-cell office:value-type="string">
            <text:p>menu_license</text:p>
          </table:table-cell>
          <table:table-cell office:value-type="string">
            <text:p>ライセンス</text:p>
          </table:table-cell>
          <table:table-cell/>
          <table:table-cell office:value-type="string">
            <text:p>L</text:p>
          </table:table-cell>
          <table:table-cell table:number-columns-repeated="4"/>
          <table:table-cell table:formula="of:=&quot;&lt;entry key=&quot;&quot;&quot;&amp;[.B78]&amp;&quot;&quot;&quot;&gt;&quot;&amp;[.C78]&amp;&quot;#|#&quot;&amp;[.D78]&amp;&quot;#|#&quot;&amp;[.E78]&amp;&quot;#|#&quot;&amp;[.F78]&amp;&quot;#|#&quot;&amp;[.G78]&amp;&quot;#|#&quot;&amp;[.H78]&amp;&quot;#|#&quot;&amp;[.I78]&amp;&quot;&lt;/entry&gt;&quot;" office:value-type="string" office:string-value="&lt;entry key=&quot;menu_license&quot;&gt;ライセンス#|##|#L#|##|##|##|#&lt;/entry&gt;">
            <text:p>&lt;entry key="menu_license"&gt;ライセンス#|##|#L#|##|##|##|#&lt;/entry&gt;</text:p>
          </table:table-cell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さざなみ明朝" svg:font-family="さざなみ明朝" style:font-family-generic="roman" style:font-pitch="variable"/>
    <style:font-face style:name="Arial" svg:font-family="Arial" style:font-family-generic="swiss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2010/03/02</text:date>, <text:time>22:07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Suite/9$Linux OpenOffice.org_project/300m9$Build-9358</meta:generator>
    <meta:initial-creator>Takao Sumitomo</meta:initial-creator>
    <meta:creation-date>2009-04-26T17:23:34</meta:creation-date>
    <dc:creator>Takao Sumitomo</dc:creator>
    <dc:date>2010-03-02T22:07:39</dc:date>
    <meta:editing-cycles>22</meta:editing-cycles>
    <meta:editing-duration>PT05H46M21S</meta:editing-duration>
    <meta:document-statistic meta:table-count="3" meta:cell-count="630" meta:object-count="0"/>
    <meta:user-defined meta:name="情報 1"/>
    <meta:user-defined meta:name="情報 2"/>
    <meta:user-defined meta:name="情報 3"/>
    <meta:user-defined meta:name="情報 4"/>
  </office:meta>
</office:document-meta>
</file>